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409in"/>
    </style:style>
    <style:style style:name="co3" style:family="table-column">
      <style:table-column-properties fo:break-before="auto" style:column-width="0.5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expect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bin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he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011" calcext:value-type="float">
            <text:p>1000011</text:p>
          </table:table-cell>
          <table:table-cell/>
          <table:table-cell table:formula="of:=BIN2HEX([.$B2])" office:value-type="string" office:string-value="43" calcext:value-type="string">
            <text:p>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00001" calcext:value-type="float">
            <text:p>10100001</text:p>
          </table:table-cell>
          <table:table-cell office:value-type="float" office:value="1" calcext:value-type="float">
            <text:p>1</text:p>
          </table:table-cell>
          <table:table-cell table:formula="of:=BIN2HEX([.$B3])" office:value-type="string" office:string-value="A1" calcext:value-type="string">
            <text:p>A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10000" calcext:value-type="float">
            <text:p>11010000</text:p>
          </table:table-cell>
          <table:table-cell office:value-type="float" office:value="1" calcext:value-type="float">
            <text:p>1</text:p>
          </table:table-cell>
          <table:table-cell table:formula="of:=BIN2HEX([.$B4])" office:value-type="string" office:string-value="D0" calcext:value-type="string">
            <text:p>D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01000" calcext:value-type="float">
            <text:p>11101000</text:p>
          </table:table-cell>
          <table:table-cell office:value-type="float" office:value="0" calcext:value-type="float">
            <text:p>0</text:p>
          </table:table-cell>
          <table:table-cell table:formula="of:=BIN2HEX([.$B5])" office:value-type="string" office:string-value="E8" calcext:value-type="string">
            <text:p>E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10100" calcext:value-type="float">
            <text:p>11110100</text:p>
          </table:table-cell>
          <table:table-cell office:value-type="float" office:value="0" calcext:value-type="float">
            <text:p>0</text:p>
          </table:table-cell>
          <table:table-cell table:formula="of:=BIN2HEX([.$B6])" office:value-type="string" office:string-value="F4" calcext:value-type="string">
            <text:p>F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1010" calcext:value-type="float">
            <text:p>1111010</text:p>
          </table:table-cell>
          <table:table-cell office:value-type="float" office:value="0" calcext:value-type="float">
            <text:p>0</text:p>
          </table:table-cell>
          <table:table-cell table:formula="of:=BIN2HEX([.$B7])" office:value-type="string" office:string-value="7A" calcext:value-type="string">
            <text:p>7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1101" calcext:value-type="float">
            <text:p>111101</text:p>
          </table:table-cell>
          <table:table-cell office:value-type="float" office:value="0" calcext:value-type="float">
            <text:p>0</text:p>
          </table:table-cell>
          <table:table-cell table:formula="of:=BIN2HEX([.$B8])" office:value-type="string" office:string-value="3D" calcext:value-type="string">
            <text:p>3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110" calcext:value-type="float">
            <text:p>11110</text:p>
          </table:table-cell>
          <table:table-cell office:value-type="float" office:value="1" calcext:value-type="float">
            <text:p>1</text:p>
          </table:table-cell>
          <table:table-cell table:formula="of:=BIN2HEX([.$B9])" office:value-type="string" office:string-value="1E" calcext:value-type="string">
            <text:p>1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1111" calcext:value-type="float">
            <text:p>10001111</text:p>
          </table:table-cell>
          <table:table-cell office:value-type="float" office:value="0" calcext:value-type="float">
            <text:p>0</text:p>
          </table:table-cell>
          <table:table-cell table:formula="of:=BIN2HEX([.$B10])" office:value-type="string" office:string-value="8F" calcext:value-type="string">
            <text:p>8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00111" calcext:value-type="float">
            <text:p>11000111</text:p>
          </table:table-cell>
          <table:table-cell office:value-type="float" office:value="1" calcext:value-type="float">
            <text:p>1</text:p>
          </table:table-cell>
          <table:table-cell table:formula="of:=BIN2HEX([.$B11])" office:value-type="string" office:string-value="C7" calcext:value-type="string">
            <text:p>C7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00011" calcext:value-type="float">
            <text:p>110001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BIN2HEX([.$B12])" office:value-type="string" office:string-value="63" calcext:value-type="string">
            <text:p>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10001" calcext:value-type="float">
            <text:p>10110001</text:p>
          </table:table-cell>
          <table:table-cell office:value-type="float" office:value="1" calcext:value-type="float">
            <text:p>1</text:p>
          </table:table-cell>
          <table:table-cell table:formula="of:=BIN2HEX([.$B13])" office:value-type="string" office:string-value="B1" calcext:value-type="string">
            <text:p>B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11000" calcext:value-type="float">
            <text:p>1011000</text:p>
          </table:table-cell>
          <table:table-cell office:value-type="float" office:value="1" calcext:value-type="float">
            <text:p>1</text:p>
          </table:table-cell>
          <table:table-cell table:formula="of:=BIN2HEX([.$B14])" office:value-type="string" office:string-value="58" calcext:value-type="string">
            <text:p>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1100" calcext:value-type="float">
            <text:p>101100</text:p>
          </table:table-cell>
          <table:table-cell office:value-type="float" office:value="0" calcext:value-type="float">
            <text:p>0</text:p>
          </table:table-cell>
          <table:table-cell table:formula="of:=BIN2HEX([.$B15])" office:value-type="string" office:string-value="2C" calcext:value-type="string">
            <text:p>2C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110" calcext:value-type="float">
            <text:p>10110</text:p>
          </table:table-cell>
          <table:table-cell office:value-type="float" office:value="0" calcext:value-type="float">
            <text:p>0</text:p>
          </table:table-cell>
          <table:table-cell table:formula="of:=BIN2HEX([.$B16])" office:value-type="string" office:string-value="16" calcext:value-type="string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  <table:table-cell table:formula="of:=BIN2HEX([.$B17])" office:value-type="string" office:string-value="B" calcext:value-type="string">
            <text:p>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BIN2HEX([.$B18])" office:value-type="string" office:string-value="5" calcext:value-type="string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BIN2HEX([.$B19]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BIN2HEX([.$B20])" office:value-type="string" office:string-value="1" calcext:value-type="string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table:formula="of:=BIN2HEX([.$B21])" office:value-type="string" office:string-value="80" calcext:value-type="string">
            <text:p>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table:formula="of:=BIN2HEX([.$B22])" office:value-type="string" office:string-value="40" calcext:value-type="string">
            <text:p>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formula="of:=BIN2HEX([.$B23])" office:value-type="string" office:string-value="20" calcext:value-type="string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formula="of:=BIN2HEX([.$B24])" office:value-type="string" office:string-value="10" calcext:value-type="string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01000" calcext:value-type="float">
            <text:p>10001000</text:p>
          </table:table-cell>
          <table:table-cell office:value-type="float" office:value="0" calcext:value-type="float">
            <text:p>0</text:p>
          </table:table-cell>
          <table:table-cell table:formula="of:=BIN2HEX([.$B25])" office:value-type="string" office:string-value="88" calcext:value-type="string">
            <text:p>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000100" calcext:value-type="float">
            <text:p>11000100</text:p>
          </table:table-cell>
          <table:table-cell office:value-type="float" office:value="0" calcext:value-type="float">
            <text:p>0</text:p>
          </table:table-cell>
          <table:table-cell table:formula="of:=BIN2HEX([.$B26])" office:value-type="string" office:string-value="C4" calcext:value-type="string">
            <text:p>C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100010" calcext:value-type="float">
            <text:p>11100010</text:p>
          </table:table-cell>
          <table:table-cell office:value-type="float" office:value="0" calcext:value-type="float">
            <text:p>0</text:p>
          </table:table-cell>
          <table:table-cell table:formula="of:=BIN2HEX([.$B27])" office:value-type="string" office:string-value="E2" calcext:value-type="string">
            <text:p>E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10001" calcext:value-type="float">
            <text:p>1110001</text:p>
          </table:table-cell>
          <table:table-cell office:value-type="float" office:value="0" calcext:value-type="float">
            <text:p>0</text:p>
          </table:table-cell>
          <table:table-cell table:formula="of:=BIN2HEX([.$B28])" office:value-type="string" office:string-value="71" calcext:value-type="string">
            <text:p>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1000" calcext:value-type="float">
            <text:p>111000</text:p>
          </table:table-cell>
          <table:table-cell office:value-type="float" office:value="1" calcext:value-type="float">
            <text:p>1</text:p>
          </table:table-cell>
          <table:table-cell table:formula="of:=BIN2HEX([.$B29])" office:value-type="string" office:string-value="38" calcext:value-type="string">
            <text:p>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100" calcext:value-type="float">
            <text:p>11100</text:p>
          </table:table-cell>
          <table:table-cell office:value-type="float" office:value="0" calcext:value-type="float">
            <text:p>0</text:p>
          </table:table-cell>
          <table:table-cell table:formula="of:=BIN2HEX([.$B30])" office:value-type="string" office:string-value="1C" calcext:value-type="string">
            <text:p>1C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01110" calcext:value-type="float">
            <text:p>10001110</text:p>
          </table:table-cell>
          <table:table-cell office:value-type="float" office:value="0" calcext:value-type="float">
            <text:p>0</text:p>
          </table:table-cell>
          <table:table-cell table:formula="of:=BIN2HEX([.$B31])" office:value-type="string" office:string-value="8E" calcext:value-type="string">
            <text:p>8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111" calcext:value-type="float">
            <text:p>1000111</text:p>
          </table:table-cell>
          <table:table-cell office:value-type="float" office:value="0" calcext:value-type="float">
            <text:p>0</text:p>
          </table:table-cell>
          <table:table-cell table:formula="of:=BIN2HEX([.$B32])" office:value-type="string" office:string-value="47" calcext:value-type="string">
            <text:p>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011" calcext:value-type="float">
            <text:p>100011</text:p>
          </table:table-cell>
          <table:table-cell office:value-type="float" office:value="1" calcext:value-type="float">
            <text:p>1</text:p>
          </table:table-cell>
          <table:table-cell table:formula="of:=BIN2HEX([.$B33])" office:value-type="string" office:string-value="23" calcext:value-type="string">
            <text:p>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10001" calcext:value-type="float">
            <text:p>10010001</text:p>
          </table:table-cell>
          <table:table-cell office:value-type="float" office:value="1" calcext:value-type="float">
            <text:p>1</text:p>
          </table:table-cell>
          <table:table-cell table:formula="of:=BIN2HEX([.$B34])" office:value-type="string" office:string-value="91" calcext:value-type="string">
            <text:p>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1000" calcext:value-type="float">
            <text:p>1001000</text:p>
          </table:table-cell>
          <table:table-cell office:value-type="float" office:value="1" calcext:value-type="float">
            <text:p>1</text:p>
          </table:table-cell>
          <table:table-cell table:formula="of:=BIN2HEX([.$B35])" office:value-type="string" office:string-value="48" calcext:value-type="string">
            <text:p>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100100" calcext:value-type="float">
            <text:p>10100100</text:p>
          </table:table-cell>
          <table:table-cell office:value-type="float" office:value="0" calcext:value-type="float">
            <text:p>0</text:p>
          </table:table-cell>
          <table:table-cell table:formula="of:=BIN2HEX([.$B36])" office:value-type="string" office:string-value="A4" calcext:value-type="string">
            <text:p>A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010010" calcext:value-type="float">
            <text:p>11010010</text:p>
          </table:table-cell>
          <table:table-cell office:value-type="float" office:value="0" calcext:value-type="float">
            <text:p>0</text:p>
          </table:table-cell>
          <table:table-cell table:formula="of:=BIN2HEX([.$B37]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101001" calcext:value-type="float">
            <text:p>11101001</text:p>
          </table:table-cell>
          <table:table-cell office:value-type="float" office:value="0" calcext:value-type="float">
            <text:p>0</text:p>
          </table:table-cell>
          <table:table-cell table:formula="of:=BIN2HEX([.$B38])" office:value-type="string" office:string-value="E9" calcext:value-type="string">
            <text:p>E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0100" calcext:value-type="float">
            <text:p>1110100</text:p>
          </table:table-cell>
          <table:table-cell office:value-type="float" office:value="1" calcext:value-type="float">
            <text:p>1</text:p>
          </table:table-cell>
          <table:table-cell table:formula="of:=BIN2HEX([.$B39])" office:value-type="string" office:string-value="74" calcext:value-type="string">
            <text:p>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1010" calcext:value-type="float">
            <text:p>111010</text:p>
          </table:table-cell>
          <table:table-cell office:value-type="float" office:value="0" calcext:value-type="float">
            <text:p>0</text:p>
          </table:table-cell>
          <table:table-cell table:formula="of:=BIN2HEX([.$B40])" office:value-type="string" office:string-value="3A" calcext:value-type="string">
            <text:p>3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101" calcext:value-type="float">
            <text:p>11101</text:p>
          </table:table-cell>
          <table:table-cell office:value-type="float" office:value="0" calcext:value-type="float">
            <text:p>0</text:p>
          </table:table-cell>
          <table:table-cell table:formula="of:=BIN2HEX([.$B41])" office:value-type="string" office:string-value="1D" calcext:value-type="string">
            <text:p>1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table:formula="of:=BIN2HEX([.$B42])" office:value-type="string" office:string-value="E" calcext:value-type="string">
            <text:p>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BIN2HEX([.$B43])" office:value-type="string" office:string-value="7" calcext:value-type="string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BIN2HEX([.$B44])" office:value-type="string" office:string-value="3" calcext:value-type="string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00001" calcext:value-type="float">
            <text:p>10000001</text:p>
          </table:table-cell>
          <table:table-cell office:value-type="float" office:value="1" calcext:value-type="float">
            <text:p>1</text:p>
          </table:table-cell>
          <table:table-cell table:formula="of:=BIN2HEX([.$B45])" office:value-type="string" office:string-value="81" calcext:value-type="string">
            <text:p>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000000" calcext:value-type="float">
            <text:p>11000000</text:p>
          </table:table-cell>
          <table:table-cell office:value-type="float" office:value="1" calcext:value-type="float">
            <text:p>1</text:p>
          </table:table-cell>
          <table:table-cell table:formula="of:=BIN2HEX([.$B46])" office:value-type="string" office:string-value="C0" calcext:value-type="string">
            <text:p>C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0" calcext:value-type="float">
            <text:p>0</text:p>
          </table:table-cell>
          <table:table-cell table:formula="of:=BIN2HEX([.$B47])" office:value-type="string" office:string-value="60" calcext:value-type="string">
            <text:p>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0000" calcext:value-type="float">
            <text:p>110000</text:p>
          </table:table-cell>
          <table:table-cell office:value-type="float" office:value="0" calcext:value-type="float">
            <text:p>0</text:p>
          </table:table-cell>
          <table:table-cell table:formula="of:=BIN2HEX([.$B48])" office:value-type="string" office:string-value="30" calcext:value-type="string">
            <text:p>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11000" calcext:value-type="float">
            <text:p>10011000</text:p>
          </table:table-cell>
          <table:table-cell office:value-type="float" office:value="0" calcext:value-type="float">
            <text:p>0</text:p>
          </table:table-cell>
          <table:table-cell table:formula="of:=BIN2HEX([.$B49])" office:value-type="string" office:string-value="98" calcext:value-type="string">
            <text:p>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1100" calcext:value-type="float">
            <text:p>1001100</text:p>
          </table:table-cell>
          <table:table-cell office:value-type="float" office:value="0" calcext:value-type="float">
            <text:p>0</text:p>
          </table:table-cell>
          <table:table-cell table:formula="of:=BIN2HEX([.$B50])" office:value-type="string" office:string-value="4C" calcext:value-type="string">
            <text:p>4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110" calcext:value-type="float">
            <text:p>100110</text:p>
          </table:table-cell>
          <table:table-cell office:value-type="float" office:value="0" calcext:value-type="float">
            <text:p>0</text:p>
          </table:table-cell>
          <table:table-cell table:formula="of:=BIN2HEX([.$B51])" office:value-type="string" office:string-value="26" calcext:value-type="string">
            <text:p>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10011" calcext:value-type="float">
            <text:p>10010011</text:p>
          </table:table-cell>
          <table:table-cell office:value-type="float" office:value="0" calcext:value-type="float">
            <text:p>0</text:p>
          </table:table-cell>
          <table:table-cell table:formula="of:=BIN2HEX([.$B52])" office:value-type="string" office:string-value="93" calcext:value-type="string">
            <text:p>9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1001" calcext:value-type="float">
            <text:p>1001001</text:p>
          </table:table-cell>
          <table:table-cell office:value-type="float" office:value="1" calcext:value-type="float">
            <text:p>1</text:p>
          </table:table-cell>
          <table:table-cell table:formula="of:=BIN2HEX([.$B53])" office:value-type="string" office:string-value="49" calcext:value-type="string">
            <text:p>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100" calcext:value-type="float">
            <text:p>100100</text:p>
          </table:table-cell>
          <table:table-cell office:value-type="float" office:value="1" calcext:value-type="float">
            <text:p>1</text:p>
          </table:table-cell>
          <table:table-cell table:formula="of:=BIN2HEX([.$B54])" office:value-type="string" office:string-value="24" calcext:value-type="string">
            <text:p>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10010" calcext:value-type="float">
            <text:p>10010010</text:p>
          </table:table-cell>
          <table:table-cell office:value-type="float" office:value="0" calcext:value-type="float">
            <text:p>0</text:p>
          </table:table-cell>
          <table:table-cell table:formula="of:=BIN2HEX([.$B55])" office:value-type="string" office:string-value="92" calcext:value-type="string">
            <text:p>9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001001" calcext:value-type="float">
            <text:p>11001001</text:p>
          </table:table-cell>
          <table:table-cell office:value-type="float" office:value="0" calcext:value-type="float">
            <text:p>0</text:p>
          </table:table-cell>
          <table:table-cell table:formula="of:=BIN2HEX([.$B56])" office:value-type="string" office:string-value="C9" calcext:value-type="string">
            <text:p>C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00100" calcext:value-type="float">
            <text:p>1100100</text:p>
          </table:table-cell>
          <table:table-cell office:value-type="float" office:value="1" calcext:value-type="float">
            <text:p>1</text:p>
          </table:table-cell>
          <table:table-cell table:formula="of:=BIN2HEX([.$B57])" office:value-type="string" office:string-value="64" calcext:value-type="string">
            <text:p>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110010" calcext:value-type="float">
            <text:p>10110010</text:p>
          </table:table-cell>
          <table:table-cell office:value-type="float" office:value="0" calcext:value-type="float">
            <text:p>0</text:p>
          </table:table-cell>
          <table:table-cell table:formula="of:=BIN2HEX([.$B58])" office:value-type="string" office:string-value="B2" calcext:value-type="string">
            <text:p>B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011001" calcext:value-type="float">
            <text:p>11011001</text:p>
          </table:table-cell>
          <table:table-cell office:value-type="float" office:value="0" calcext:value-type="float">
            <text:p>0</text:p>
          </table:table-cell>
          <table:table-cell table:formula="of:=BIN2HEX([.$B59])" office:value-type="string" office:string-value="D9" calcext:value-type="string">
            <text:p>D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101100" calcext:value-type="float">
            <text:p>11101100</text:p>
          </table:table-cell>
          <table:table-cell office:value-type="float" office:value="1" calcext:value-type="float">
            <text:p>1</text:p>
          </table:table-cell>
          <table:table-cell table:formula="of:=BIN2HEX([.$B60])" office:value-type="string" office:string-value="EC" calcext:value-type="string">
            <text:p>EC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10110" calcext:value-type="float">
            <text:p>1110110</text:p>
          </table:table-cell>
          <table:table-cell office:value-type="float" office:value="0" calcext:value-type="float">
            <text:p>0</text:p>
          </table:table-cell>
          <table:table-cell table:formula="of:=BIN2HEX([.$B61])" office:value-type="string" office:string-value="76" calcext:value-type="string">
            <text:p>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1011" calcext:value-type="float">
            <text:p>111011</text:p>
          </table:table-cell>
          <table:table-cell office:value-type="float" office:value="0" calcext:value-type="float">
            <text:p>0</text:p>
          </table:table-cell>
          <table:table-cell table:formula="of:=BIN2HEX([.$B62])" office:value-type="string" office:string-value="3B" calcext:value-type="string">
            <text:p>3B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11101" calcext:value-type="float">
            <text:p>10011101</text:p>
          </table:table-cell>
          <table:table-cell office:value-type="float" office:value="1" calcext:value-type="float">
            <text:p>1</text:p>
          </table:table-cell>
          <table:table-cell table:formula="of:=BIN2HEX([.$B63])" office:value-type="string" office:string-value="9D" calcext:value-type="string">
            <text:p>9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1110" calcext:value-type="float">
            <text:p>1001110</text:p>
          </table:table-cell>
          <table:table-cell office:value-type="float" office:value="1" calcext:value-type="float">
            <text:p>1</text:p>
          </table:table-cell>
          <table:table-cell table:formula="of:=BIN2HEX([.$B64])" office:value-type="string" office:string-value="4E" calcext:value-type="string">
            <text:p>4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111" calcext:value-type="float">
            <text:p>100111</text:p>
          </table:table-cell>
          <table:table-cell office:value-type="float" office:value="0" calcext:value-type="float">
            <text:p>0</text:p>
          </table:table-cell>
          <table:table-cell table:formula="of:=BIN2HEX([.$B65])" office:value-type="string" office:string-value="27" calcext:value-type="string">
            <text:p>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11" calcext:value-type="float">
            <text:p>10011</text:p>
          </table:table-cell>
          <table:table-cell office:value-type="float" office:value="1" calcext:value-type="float">
            <text:p>1</text:p>
          </table:table-cell>
          <table:table-cell table:formula="of:=BIN2HEX([.$B66])" office:value-type="string" office:string-value="13" calcext:value-type="string">
            <text:p>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table:formula="of:=BIN2HEX([.$B67])" office:value-type="string" office:string-value="9" calcext:value-type="string">
            <text:p>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BIN2HEX([.$B68])" office:value-type="string" office:string-value="4" calcext:value-type="string">
            <text:p>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00010" calcext:value-type="float">
            <text:p>10000010</text:p>
          </table:table-cell>
          <table:table-cell office:value-type="float" office:value="0" calcext:value-type="float">
            <text:p>0</text:p>
          </table:table-cell>
          <table:table-cell table:formula="of:=BIN2HEX([.$B69])" office:value-type="string" office:string-value="82" calcext:value-type="string">
            <text:p>8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0001" calcext:value-type="float">
            <text:p>1000001</text:p>
          </table:table-cell>
          <table:table-cell office:value-type="float" office:value="0" calcext:value-type="float">
            <text:p>0</text:p>
          </table:table-cell>
          <table:table-cell table:formula="of:=BIN2HEX([.$B70])" office:value-type="string" office:string-value="41" calcext:value-type="string">
            <text:p>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100000" calcext:value-type="float">
            <text:p>10100000</text:p>
          </table:table-cell>
          <table:table-cell office:value-type="float" office:value="1" calcext:value-type="float">
            <text:p>1</text:p>
          </table:table-cell>
          <table:table-cell table:formula="of:=BIN2HEX([.$B71])" office:value-type="string" office:string-value="A0" calcext:value-type="string">
            <text:p>A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0" calcext:value-type="float">
            <text:p>0</text:p>
          </table:table-cell>
          <table:table-cell table:formula="of:=BIN2HEX([.$B72])" office:value-type="string" office:string-value="50" calcext:value-type="string">
            <text:p>5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101000" calcext:value-type="float">
            <text:p>10101000</text:p>
          </table:table-cell>
          <table:table-cell office:value-type="float" office:value="0" calcext:value-type="float">
            <text:p>0</text:p>
          </table:table-cell>
          <table:table-cell table:formula="of:=BIN2HEX([.$B73])" office:value-type="string" office:string-value="A8" calcext:value-type="string">
            <text:p>A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10100" calcext:value-type="float">
            <text:p>11010100</text:p>
          </table:table-cell>
          <table:table-cell office:value-type="float" office:value="0" calcext:value-type="float">
            <text:p>0</text:p>
          </table:table-cell>
          <table:table-cell table:formula="of:=BIN2HEX([.$B74])" office:value-type="string" office:string-value="D4" calcext:value-type="string">
            <text:p>D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01010" calcext:value-type="float">
            <text:p>1101010</text:p>
          </table:table-cell>
          <table:table-cell office:value-type="float" office:value="0" calcext:value-type="float">
            <text:p>0</text:p>
          </table:table-cell>
          <table:table-cell table:formula="of:=BIN2HEX([.$B75])" office:value-type="string" office:string-value="6A" calcext:value-type="string">
            <text:p>6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110101" calcext:value-type="float">
            <text:p>10110101</text:p>
          </table:table-cell>
          <table:table-cell office:value-type="float" office:value="0" calcext:value-type="float">
            <text:p>0</text:p>
          </table:table-cell>
          <table:table-cell table:formula="of:=BIN2HEX([.$B76])" office:value-type="string" office:string-value="B5" calcext:value-type="string">
            <text:p>B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011010" calcext:value-type="float">
            <text:p>11011010</text:p>
          </table:table-cell>
          <table:table-cell office:value-type="float" office:value="1" calcext:value-type="float">
            <text:p>1</text:p>
          </table:table-cell>
          <table:table-cell table:formula="of:=BIN2HEX([.$B77])" office:value-type="string" office:string-value="DA" calcext:value-type="string">
            <text:p>D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01101" calcext:value-type="float">
            <text:p>1101101</text:p>
          </table:table-cell>
          <table:table-cell office:value-type="float" office:value="0" calcext:value-type="float">
            <text:p>0</text:p>
          </table:table-cell>
          <table:table-cell table:formula="of:=BIN2HEX([.$B78])" office:value-type="string" office:string-value="6D" calcext:value-type="string">
            <text:p>6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110110" calcext:value-type="float">
            <text:p>10110110</text:p>
          </table:table-cell>
          <table:table-cell office:value-type="float" office:value="1" calcext:value-type="float">
            <text:p>1</text:p>
          </table:table-cell>
          <table:table-cell table:formula="of:=BIN2HEX([.$B79])" office:value-type="string" office:string-value="B6" calcext:value-type="string">
            <text:p>B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11011" calcext:value-type="float">
            <text:p>1011011</text:p>
          </table:table-cell>
          <table:table-cell office:value-type="float" office:value="0" calcext:value-type="float">
            <text:p>0</text:p>
          </table:table-cell>
          <table:table-cell table:formula="of:=BIN2HEX([.$B80])" office:value-type="string" office:string-value="5B" calcext:value-type="string">
            <text:p>5B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101101" calcext:value-type="float">
            <text:p>10101101</text:p>
          </table:table-cell>
          <table:table-cell office:value-type="float" office:value="1" calcext:value-type="float">
            <text:p>1</text:p>
          </table:table-cell>
          <table:table-cell table:formula="of:=BIN2HEX([.$B81])" office:value-type="string" office:string-value="AD" calcext:value-type="string">
            <text:p>AD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010110" calcext:value-type="float">
            <text:p>11010110</text:p>
          </table:table-cell>
          <table:table-cell office:value-type="float" office:value="1" calcext:value-type="float">
            <text:p>1</text:p>
          </table:table-cell>
          <table:table-cell table:formula="of:=BIN2HEX([.$B82])" office:value-type="string" office:string-value="D6" calcext:value-type="string">
            <text:p>D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01011" calcext:value-type="float">
            <text:p>1101011</text:p>
          </table:table-cell>
          <table:table-cell office:value-type="float" office:value="0" calcext:value-type="float">
            <text:p>0</text:p>
          </table:table-cell>
          <table:table-cell table:formula="of:=BIN2HEX([.$B83])" office:value-type="string" office:string-value="6B" calcext:value-type="string">
            <text:p>6B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0101" calcext:value-type="float">
            <text:p>110101</text:p>
          </table:table-cell>
          <table:table-cell office:value-type="float" office:value="1" calcext:value-type="float">
            <text:p>1</text:p>
          </table:table-cell>
          <table:table-cell table:formula="of:=BIN2HEX([.$B84])" office:value-type="string" office:string-value="35" calcext:value-type="string">
            <text:p>3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11010" calcext:value-type="float">
            <text:p>10011010</text:p>
          </table:table-cell>
          <table:table-cell office:value-type="float" office:value="1" calcext:value-type="float">
            <text:p>1</text:p>
          </table:table-cell>
          <table:table-cell table:formula="of:=BIN2HEX([.$B85])" office:value-type="string" office:string-value="9A" calcext:value-type="string">
            <text:p>9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1101" calcext:value-type="float">
            <text:p>1001101</text:p>
          </table:table-cell>
          <table:table-cell office:value-type="float" office:value="0" calcext:value-type="float">
            <text:p>0</text:p>
          </table:table-cell>
          <table:table-cell table:formula="of:=BIN2HEX([.$B86])" office:value-type="string" office:string-value="4D" calcext:value-type="string">
            <text:p>4D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100110" calcext:value-type="float">
            <text:p>10100110</text:p>
          </table:table-cell>
          <table:table-cell office:value-type="float" office:value="1" calcext:value-type="float">
            <text:p>1</text:p>
          </table:table-cell>
          <table:table-cell table:formula="of:=BIN2HEX([.$B87])" office:value-type="string" office:string-value="A6" calcext:value-type="string">
            <text:p>A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010011" calcext:value-type="float">
            <text:p>11010011</text:p>
          </table:table-cell>
          <table:table-cell office:value-type="float" office:value="0" calcext:value-type="float">
            <text:p>0</text:p>
          </table:table-cell>
          <table:table-cell table:formula="of:=BIN2HEX([.$B88])" office:value-type="string" office:string-value="D3" calcext:value-type="string">
            <text:p>D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01001" calcext:value-type="float">
            <text:p>1101001</text:p>
          </table:table-cell>
          <table:table-cell office:value-type="float" office:value="1" calcext:value-type="float">
            <text:p>1</text:p>
          </table:table-cell>
          <table:table-cell table:formula="of:=BIN2HEX([.$B89])" office:value-type="string" office:string-value="69" calcext:value-type="string">
            <text:p>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0100" calcext:value-type="float">
            <text:p>110100</text:p>
          </table:table-cell>
          <table:table-cell office:value-type="float" office:value="1" calcext:value-type="float">
            <text:p>1</text:p>
          </table:table-cell>
          <table:table-cell table:formula="of:=BIN2HEX([.$B90])" office:value-type="string" office:string-value="34" calcext:value-type="string">
            <text:p>3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010" calcext:value-type="float">
            <text:p>11010</text:p>
          </table:table-cell>
          <table:table-cell office:value-type="float" office:value="0" calcext:value-type="float">
            <text:p>0</text:p>
          </table:table-cell>
          <table:table-cell table:formula="of:=BIN2HEX([.$B91])" office:value-type="string" office:string-value="1A" calcext:value-type="string">
            <text:p>1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table:formula="of:=BIN2HEX([.$B92])" office:value-type="string" office:string-value="D" calcext:value-type="string">
            <text:p>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00110" calcext:value-type="float">
            <text:p>10000110</text:p>
          </table:table-cell>
          <table:table-cell office:value-type="float" office:value="1" calcext:value-type="float">
            <text:p>1</text:p>
          </table:table-cell>
          <table:table-cell table:formula="of:=BIN2HEX([.$B93])" office:value-type="string" office:string-value="86" calcext:value-type="string">
            <text:p>8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000011" calcext:value-type="float">
            <text:p>11000011</text:p>
          </table:table-cell>
          <table:table-cell office:value-type="float" office:value="0" calcext:value-type="float">
            <text:p>0</text:p>
          </table:table-cell>
          <table:table-cell table:formula="of:=BIN2HEX([.$B94])" office:value-type="string" office:string-value="C3" calcext:value-type="string">
            <text:p>C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100001" calcext:value-type="float">
            <text:p>11100001</text:p>
          </table:table-cell>
          <table:table-cell office:value-type="float" office:value="1" calcext:value-type="float">
            <text:p>1</text:p>
          </table:table-cell>
          <table:table-cell table:formula="of:=BIN2HEX([.$B95])" office:value-type="string" office:string-value="E1" calcext:value-type="string">
            <text:p>E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110000" calcext:value-type="float">
            <text:p>11110000</text:p>
          </table:table-cell>
          <table:table-cell office:value-type="float" office:value="1" calcext:value-type="float">
            <text:p>1</text:p>
          </table:table-cell>
          <table:table-cell table:formula="of:=BIN2HEX([.$B96])" office:value-type="string" office:string-value="F0" calcext:value-type="string">
            <text:p>F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111000" calcext:value-type="float">
            <text:p>11111000</text:p>
          </table:table-cell>
          <table:table-cell office:value-type="float" office:value="0" calcext:value-type="float">
            <text:p>0</text:p>
          </table:table-cell>
          <table:table-cell table:formula="of:=BIN2HEX([.$B97])" office:value-type="string" office:string-value="F8" calcext:value-type="string">
            <text:p>F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11100" calcext:value-type="float">
            <text:p>1111100</text:p>
          </table:table-cell>
          <table:table-cell office:value-type="float" office:value="0" calcext:value-type="float">
            <text:p>0</text:p>
          </table:table-cell>
          <table:table-cell table:formula="of:=BIN2HEX([.$B98])" office:value-type="string" office:string-value="7C" calcext:value-type="string">
            <text:p>7C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11110" calcext:value-type="float">
            <text:p>10111110</text:p>
          </table:table-cell>
          <table:table-cell office:value-type="float" office:value="0" calcext:value-type="float">
            <text:p>0</text:p>
          </table:table-cell>
          <table:table-cell table:formula="of:=BIN2HEX([.$B99])" office:value-type="string" office:string-value="BE" calcext:value-type="string">
            <text:p>B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011111" calcext:value-type="float">
            <text:p>11011111</text:p>
          </table:table-cell>
          <table:table-cell office:value-type="float" office:value="0" calcext:value-type="float">
            <text:p>0</text:p>
          </table:table-cell>
          <table:table-cell table:formula="of:=BIN2HEX([.$B100])" office:value-type="string" office:string-value="DF" calcext:value-type="string">
            <text:p>DF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01111" calcext:value-type="float">
            <text:p>1101111</text:p>
          </table:table-cell>
          <table:table-cell office:value-type="float" office:value="1" calcext:value-type="float">
            <text:p>1</text:p>
          </table:table-cell>
          <table:table-cell table:formula="of:=BIN2HEX([.$B101])" office:value-type="string" office:string-value="6F" calcext:value-type="string">
            <text:p>6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2T22:36:05.344583824</dc:date>
    <meta:editing-duration>PT2M46S</meta:editing-duration>
    <meta:editing-cycles>1</meta:editing-cycles>
    <meta:document-statistic meta:table-count="1" meta:cell-count="403" meta:object-count="0"/>
    <meta:generator>LibreOffice/7.3.7.2$Linux_X86_64 LibreOffice_project/30$Build-2</meta:generator>
  </office:meta>
</office:document-meta>
</file>